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0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date" office:date-value="2013-08-08">
            <text:p>08/08/13</text:p>
          </table:table-cell>
          <table:table-cell table:formula="of:=[.A1]" office:value-type="date" office:date-value="2013-08-08">
            <text:p>jue</text:p>
          </table:table-cell>
        </table:table-row>
        <table:table-row table:style-name="ro1">
          <table:table-cell table:formula="of:=[.A1]+1" office:value-type="date" office:date-value="2013-08-09">
            <text:p>09/08/13</text:p>
          </table:table-cell>
          <table:table-cell table:formula="of:=[.A2]" office:value-type="date" office:date-value="2013-08-09">
            <text:p>vie</text:p>
          </table:table-cell>
        </table:table-row>
        <table:table-row table:style-name="ro1">
          <table:table-cell table:formula="of:=[.A2]+1" office:value-type="date" office:date-value="2013-08-10">
            <text:p>10/08/13</text:p>
          </table:table-cell>
          <table:table-cell table:formula="of:=[.A3]" office:value-type="date" office:date-value="2013-08-10">
            <text:p>sáb</text:p>
          </table:table-cell>
        </table:table-row>
        <table:table-row table:style-name="ro1">
          <table:table-cell table:formula="of:=[.A3]+1" office:value-type="date" office:date-value="2013-08-11">
            <text:p>11/08/13</text:p>
          </table:table-cell>
          <table:table-cell table:formula="of:=[.A4]" office:value-type="date" office:date-value="2013-08-11">
            <text:p>dom</text:p>
          </table:table-cell>
        </table:table-row>
        <table:table-row table:style-name="ro1">
          <table:table-cell table:formula="of:=[.A4]+1" office:value-type="date" office:date-value="2013-08-12">
            <text:p>12/08/13</text:p>
          </table:table-cell>
          <table:table-cell table:formula="of:=[.A5]" office:value-type="date" office:date-value="2013-08-12">
            <text:p>lun</text:p>
          </table:table-cell>
        </table:table-row>
        <table:table-row table:style-name="ro1">
          <table:table-cell table:formula="of:=[.A5]+1" office:value-type="date" office:date-value="2013-08-13">
            <text:p>13/08/13</text:p>
          </table:table-cell>
          <table:table-cell table:formula="of:=[.A6]" office:value-type="date" office:date-value="2013-08-13">
            <text:p>mar</text:p>
          </table:table-cell>
        </table:table-row>
        <table:table-row table:style-name="ro1">
          <table:table-cell table:formula="of:=[.A6]+1" office:value-type="date" office:date-value="2013-08-14">
            <text:p>14/08/13</text:p>
          </table:table-cell>
          <table:table-cell table:formula="of:=[.A7]" office:value-type="date" office:date-value="2013-08-14">
            <text:p>mié</text:p>
          </table:table-cell>
        </table:table-row>
        <table:table-row table:style-name="ro1">
          <table:table-cell table:formula="of:=[.A7]+1" office:value-type="date" office:date-value="2013-08-15">
            <text:p>15/08/13</text:p>
          </table:table-cell>
          <table:table-cell table:formula="of:=[.A8]" office:value-type="date" office:date-value="2013-08-15">
            <text:p>jue</text:p>
          </table:table-cell>
        </table:table-row>
        <table:table-row table:style-name="ro1">
          <table:table-cell table:formula="of:=[.A8]+1" office:value-type="date" office:date-value="2013-08-16">
            <text:p>16/08/13</text:p>
          </table:table-cell>
          <table:table-cell table:formula="of:=[.A9]" office:value-type="date" office:date-value="2013-08-16">
            <text:p>vie</text:p>
          </table:table-cell>
        </table:table-row>
        <table:table-row table:style-name="ro1">
          <table:table-cell table:formula="of:=[.A9]+1" office:value-type="date" office:date-value="2013-08-17">
            <text:p>17/08/13</text:p>
          </table:table-cell>
          <table:table-cell table:formula="of:=[.A10]" office:value-type="date" office:date-value="2013-08-17">
            <text:p>sáb</text:p>
          </table:table-cell>
        </table:table-row>
        <table:table-row table:style-name="ro1">
          <table:table-cell table:formula="of:=[.A10]+1" office:value-type="date" office:date-value="2013-08-18">
            <text:p>18/08/13</text:p>
          </table:table-cell>
          <table:table-cell table:formula="of:=[.A11]" office:value-type="date" office:date-value="2013-08-18">
            <text:p>dom</text:p>
          </table:table-cell>
        </table:table-row>
        <table:table-row table:style-name="ro1">
          <table:table-cell table:formula="of:=[.A11]+1" office:value-type="date" office:date-value="2013-08-19">
            <text:p>19/08/13</text:p>
          </table:table-cell>
          <table:table-cell table:formula="of:=[.A12]" office:value-type="date" office:date-value="2013-08-19">
            <text:p>lun</text:p>
          </table:table-cell>
        </table:table-row>
        <table:table-row table:style-name="ro1">
          <table:table-cell table:formula="of:=[.A12]+1" office:value-type="date" office:date-value="2013-08-20">
            <text:p>20/08/13</text:p>
          </table:table-cell>
          <table:table-cell table:formula="of:=[.A13]" office:value-type="date" office:date-value="2013-08-20">
            <text:p>mar</text:p>
          </table:table-cell>
        </table:table-row>
        <table:table-row table:style-name="ro1">
          <table:table-cell table:formula="of:=[.A13]+1" office:value-type="date" office:date-value="2013-08-21">
            <text:p>21/08/13</text:p>
          </table:table-cell>
          <table:table-cell table:formula="of:=[.A14]" office:value-type="date" office:date-value="2013-08-21">
            <text:p>mié</text:p>
          </table:table-cell>
        </table:table-row>
        <table:table-row table:style-name="ro1">
          <table:table-cell table:formula="of:=[.A14]+1" office:value-type="date" office:date-value="2013-08-22">
            <text:p>22/08/13</text:p>
          </table:table-cell>
          <table:table-cell table:formula="of:=[.A15]" office:value-type="date" office:date-value="2013-08-22">
            <text:p>jue</text:p>
          </table:table-cell>
        </table:table-row>
        <table:table-row table:style-name="ro1">
          <table:table-cell table:formula="of:=[.A15]+1" office:value-type="date" office:date-value="2013-08-23">
            <text:p>23/08/13</text:p>
          </table:table-cell>
          <table:table-cell table:formula="of:=[.A16]" office:value-type="date" office:date-value="2013-08-23">
            <text:p>vie</text:p>
          </table:table-cell>
        </table:table-row>
        <table:table-row table:style-name="ro1">
          <table:table-cell table:formula="of:=[.A16]+1" office:value-type="date" office:date-value="2013-08-24">
            <text:p>24/08/13</text:p>
          </table:table-cell>
          <table:table-cell table:formula="of:=[.A17]" office:value-type="date" office:date-value="2013-08-24">
            <text:p>sáb</text:p>
          </table:table-cell>
        </table:table-row>
        <table:table-row table:style-name="ro1">
          <table:table-cell table:formula="of:=[.A17]+1" office:value-type="date" office:date-value="2013-08-25">
            <text:p>25/08/13</text:p>
          </table:table-cell>
          <table:table-cell table:formula="of:=[.A18]" office:value-type="date" office:date-value="2013-08-25">
            <text:p>dom</text:p>
          </table:table-cell>
        </table:table-row>
        <table:table-row table:style-name="ro1">
          <table:table-cell table:formula="of:=[.A18]+1" office:value-type="date" office:date-value="2013-08-26">
            <text:p>26/08/13</text:p>
          </table:table-cell>
          <table:table-cell table:formula="of:=[.A19]" office:value-type="date" office:date-value="2013-08-26">
            <text:p>lun</text:p>
          </table:table-cell>
        </table:table-row>
        <table:table-row table:style-name="ro1">
          <table:table-cell table:formula="of:=[.A19]+1" office:value-type="date" office:date-value="2013-08-27">
            <text:p>27/08/13</text:p>
          </table:table-cell>
          <table:table-cell table:formula="of:=[.A20]" office:value-type="date" office:date-value="2013-08-27">
            <text:p>mar</text:p>
          </table:table-cell>
        </table:table-row>
        <table:table-row table:style-name="ro1">
          <table:table-cell table:formula="of:=[.A20]+1" office:value-type="date" office:date-value="2013-08-28">
            <text:p>28/08/13</text:p>
          </table:table-cell>
          <table:table-cell table:formula="of:=[.A21]" office:value-type="date" office:date-value="2013-08-28">
            <text:p>mié</text:p>
          </table:table-cell>
        </table:table-row>
        <table:table-row table:style-name="ro1">
          <table:table-cell table:formula="of:=[.A21]+1" office:value-type="date" office:date-value="2013-08-29">
            <text:p>29/08/13</text:p>
          </table:table-cell>
          <table:table-cell table:formula="of:=[.A22]" office:value-type="date" office:date-value="2013-08-29">
            <text:p>jue</text:p>
          </table:table-cell>
        </table:table-row>
        <table:table-row table:style-name="ro1">
          <table:table-cell table:formula="of:=[.A22]+1" office:value-type="date" office:date-value="2013-08-30">
            <text:p>30/08/13</text:p>
          </table:table-cell>
          <table:table-cell table:formula="of:=[.A23]" office:value-type="date" office:date-value="2013-08-30">
            <text:p>vie</text:p>
          </table:table-cell>
        </table:table-row>
        <table:table-row table:style-name="ro1">
          <table:table-cell table:formula="of:=[.A23]+1" office:value-type="date" office:date-value="2013-08-31">
            <text:p>31/08/13</text:p>
          </table:table-cell>
          <table:table-cell table:formula="of:=[.A24]" office:value-type="date" office:date-value="2013-08-31">
            <text:p>sáb</text:p>
          </table:table-cell>
        </table:table-row>
        <table:table-row table:style-name="ro1">
          <table:table-cell table:formula="of:=[.A24]+1" office:value-type="date" office:date-value="2013-09-01">
            <text:p>01/09/13</text:p>
          </table:table-cell>
          <table:table-cell table:formula="of:=[.A25]" office:value-type="date" office:date-value="2013-09-01">
            <text:p>dom</text:p>
          </table:table-cell>
        </table:table-row>
        <table:table-row table:style-name="ro1">
          <table:table-cell table:formula="of:=[.A25]+1" office:value-type="date" office:date-value="2013-09-02">
            <text:p>02/09/13</text:p>
          </table:table-cell>
          <table:table-cell table:formula="of:=[.A26]" office:value-type="date" office:date-value="2013-09-02">
            <text:p>lun</text:p>
          </table:table-cell>
        </table:table-row>
        <table:table-row table:style-name="ro1">
          <table:table-cell table:formula="of:=[.A26]+1" office:value-type="date" office:date-value="2013-09-03">
            <text:p>03/09/13</text:p>
          </table:table-cell>
          <table:table-cell table:formula="of:=[.A27]" office:value-type="date" office:date-value="2013-09-03">
            <text:p>mar</text:p>
          </table:table-cell>
        </table:table-row>
        <table:table-row table:style-name="ro1">
          <table:table-cell table:formula="of:=[.A27]+1" office:value-type="date" office:date-value="2013-09-04">
            <text:p>04/09/13</text:p>
          </table:table-cell>
          <table:table-cell table:formula="of:=[.A28]" office:value-type="date" office:date-value="2013-09-04">
            <text:p>mié</text:p>
          </table:table-cell>
        </table:table-row>
        <table:table-row table:style-name="ro1">
          <table:table-cell table:formula="of:=[.A28]+1" office:value-type="date" office:date-value="2013-09-05">
            <text:p>05/09/13</text:p>
          </table:table-cell>
          <table:table-cell table:formula="of:=[.A29]" office:value-type="date" office:date-value="2013-09-05">
            <text:p>jue</text:p>
          </table:table-cell>
        </table:table-row>
        <table:table-row table:style-name="ro1">
          <table:table-cell table:formula="of:=[.A29]+1" office:value-type="date" office:date-value="2013-09-06">
            <text:p>06/09/13</text:p>
          </table:table-cell>
          <table:table-cell table:formula="of:=[.A30]" office:value-type="date" office:date-value="2013-09-06">
            <text:p>vie</text:p>
          </table:table-cell>
        </table:table-row>
        <table:table-row table:style-name="ro1">
          <table:table-cell table:formula="of:=[.A30]+1" office:value-type="date" office:date-value="2013-09-07">
            <text:p>07/09/13</text:p>
          </table:table-cell>
          <table:table-cell table:formula="of:=[.A31]" office:value-type="date" office:date-value="2013-09-07">
            <text:p>sáb</text:p>
          </table:table-cell>
        </table:table-row>
        <table:table-row table:style-name="ro1">
          <table:table-cell table:formula="of:=[.A31]+1" office:value-type="date" office:date-value="2013-09-08">
            <text:p>08/09/13</text:p>
          </table:table-cell>
          <table:table-cell table:formula="of:=[.A32]" office:value-type="date" office:date-value="2013-09-08">
            <text:p>dom</text:p>
          </table:table-cell>
        </table:table-row>
        <table:table-row table:style-name="ro1">
          <table:table-cell table:formula="of:=[.A32]+1" office:value-type="date" office:date-value="2013-09-09">
            <text:p>09/09/13</text:p>
          </table:table-cell>
          <table:table-cell table:formula="of:=[.A33]" office:value-type="date" office:date-value="2013-09-09">
            <text:p>lun</text:p>
          </table:table-cell>
        </table:table-row>
        <table:table-row table:style-name="ro1">
          <table:table-cell table:formula="of:=[.A33]+1" office:value-type="date" office:date-value="2013-09-10">
            <text:p>10/09/13</text:p>
          </table:table-cell>
          <table:table-cell table:formula="of:=[.A34]" office:value-type="date" office:date-value="2013-09-10">
            <text:p>mar</text:p>
          </table:table-cell>
        </table:table-row>
        <table:table-row table:style-name="ro1">
          <table:table-cell table:formula="of:=[.A34]+1" office:value-type="date" office:date-value="2013-09-11">
            <text:p>11/09/13</text:p>
          </table:table-cell>
          <table:table-cell table:formula="of:=[.A35]" office:value-type="date" office:date-value="2013-09-11">
            <text:p>mié</text:p>
          </table:table-cell>
        </table:table-row>
        <table:table-row table:style-name="ro1">
          <table:table-cell table:formula="of:=[.A35]+1" office:value-type="date" office:date-value="2013-09-12">
            <text:p>12/09/13</text:p>
          </table:table-cell>
          <table:table-cell table:formula="of:=[.A36]" office:value-type="date" office:date-value="2013-09-12">
            <text:p>jue</text:p>
          </table:table-cell>
        </table:table-row>
        <table:table-row table:style-name="ro1">
          <table:table-cell table:formula="of:=[.A36]+1" office:value-type="date" office:date-value="2013-09-13">
            <text:p>13/09/13</text:p>
          </table:table-cell>
          <table:table-cell table:formula="of:=[.A37]" office:value-type="date" office:date-value="2013-09-13">
            <text:p>vie</text:p>
          </table:table-cell>
        </table:table-row>
        <table:table-row table:style-name="ro1">
          <table:table-cell table:formula="of:=[.A37]+1" office:value-type="date" office:date-value="2013-09-14">
            <text:p>14/09/13</text:p>
          </table:table-cell>
          <table:table-cell table:formula="of:=[.A38]" office:value-type="date" office:date-value="2013-09-14">
            <text:p>sáb</text:p>
          </table:table-cell>
        </table:table-row>
        <table:table-row table:style-name="ro1">
          <table:table-cell table:formula="of:=[.A38]+1" office:value-type="date" office:date-value="2013-09-15">
            <text:p>15/09/13</text:p>
          </table:table-cell>
          <table:table-cell table:formula="of:=[.A39]" office:value-type="date" office:date-value="2013-09-15">
            <text:p>dom</text:p>
          </table:table-cell>
        </table:table-row>
        <table:table-row table:style-name="ro1">
          <table:table-cell table:formula="of:=[.A39]+1" office:value-type="date" office:date-value="2013-09-16">
            <text:p>16/09/13</text:p>
          </table:table-cell>
          <table:table-cell table:formula="of:=[.A40]" office:value-type="date" office:date-value="2013-09-16">
            <text:p>lun</text:p>
          </table:table-cell>
        </table:table-row>
        <table:table-row table:style-name="ro1">
          <table:table-cell table:formula="of:=[.A40]+1" office:value-type="date" office:date-value="2013-09-17">
            <text:p>17/09/13</text:p>
          </table:table-cell>
          <table:table-cell table:formula="of:=[.A41]" office:value-type="date" office:date-value="2013-09-17">
            <text:p>mar</text:p>
          </table:table-cell>
        </table:table-row>
        <table:table-row table:style-name="ro1">
          <table:table-cell table:formula="of:=[.A41]+1" office:value-type="date" office:date-value="2013-09-18">
            <text:p>18/09/13</text:p>
          </table:table-cell>
          <table:table-cell table:formula="of:=[.A42]" office:value-type="date" office:date-value="2013-09-18">
            <text:p>mié</text:p>
          </table:table-cell>
        </table:table-row>
        <table:table-row table:style-name="ro1">
          <table:table-cell table:formula="of:=[.A42]+1" office:value-type="date" office:date-value="2013-09-19">
            <text:p>19/09/13</text:p>
          </table:table-cell>
          <table:table-cell table:formula="of:=[.A43]" office:value-type="date" office:date-value="2013-09-19">
            <text:p>jue</text:p>
          </table:table-cell>
        </table:table-row>
        <table:table-row table:style-name="ro1">
          <table:table-cell table:formula="of:=[.A43]+1" office:value-type="date" office:date-value="2013-09-20">
            <text:p>20/09/13</text:p>
          </table:table-cell>
          <table:table-cell table:formula="of:=[.A44]" office:value-type="date" office:date-value="2013-09-20">
            <text:p>vie</text:p>
          </table:table-cell>
        </table:table-row>
        <table:table-row table:style-name="ro1">
          <table:table-cell table:formula="of:=[.A44]+1" office:value-type="date" office:date-value="2013-09-21">
            <text:p>21/09/13</text:p>
          </table:table-cell>
          <table:table-cell table:formula="of:=[.A45]" office:value-type="date" office:date-value="2013-09-21">
            <text:p>sáb</text:p>
          </table:table-cell>
        </table:table-row>
        <table:table-row table:style-name="ro1">
          <table:table-cell table:formula="of:=[.A45]+1" office:value-type="date" office:date-value="2013-09-22">
            <text:p>22/09/13</text:p>
          </table:table-cell>
          <table:table-cell table:formula="of:=[.A46]" office:value-type="date" office:date-value="2013-09-22">
            <text:p>dom</text:p>
          </table:table-cell>
        </table:table-row>
        <table:table-row table:style-name="ro1">
          <table:table-cell table:formula="of:=[.A46]+1" office:value-type="date" office:date-value="2013-09-23">
            <text:p>23/09/13</text:p>
          </table:table-cell>
          <table:table-cell table:formula="of:=[.A47]" office:value-type="date" office:date-value="2013-09-23">
            <text:p>lun</text:p>
          </table:table-cell>
        </table:table-row>
        <table:table-row table:style-name="ro1">
          <table:table-cell table:formula="of:=[.A47]+1" office:value-type="date" office:date-value="2013-09-24">
            <text:p>24/09/13</text:p>
          </table:table-cell>
          <table:table-cell table:formula="of:=[.A48]" office:value-type="date" office:date-value="2013-09-24">
            <text:p>mar</text:p>
          </table:table-cell>
        </table:table-row>
        <table:table-row table:style-name="ro1">
          <table:table-cell table:formula="of:=[.A48]+1" office:value-type="date" office:date-value="2013-09-25">
            <text:p>25/09/13</text:p>
          </table:table-cell>
          <table:table-cell table:formula="of:=[.A49]" office:value-type="date" office:date-value="2013-09-25">
            <text:p>mié</text:p>
          </table:table-cell>
        </table:table-row>
        <table:table-row table:style-name="ro1">
          <table:table-cell table:formula="of:=[.A49]+1" office:value-type="date" office:date-value="2013-09-26">
            <text:p>26/09/13</text:p>
          </table:table-cell>
          <table:table-cell table:formula="of:=[.A50]" office:value-type="date" office:date-value="2013-09-26">
            <text:p>jue</text:p>
          </table:table-cell>
        </table:table-row>
        <table:table-row table:style-name="ro1">
          <table:table-cell table:formula="of:=[.A50]+1" office:value-type="date" office:date-value="2013-09-27">
            <text:p>27/09/13</text:p>
          </table:table-cell>
          <table:table-cell table:formula="of:=[.A51]" office:value-type="date" office:date-value="2013-09-27">
            <text:p>vie</text:p>
          </table:table-cell>
        </table:table-row>
        <table:table-row table:style-name="ro1">
          <table:table-cell table:formula="of:=[.A51]+1" office:value-type="date" office:date-value="2013-09-28">
            <text:p>28/09/13</text:p>
          </table:table-cell>
          <table:table-cell table:formula="of:=[.A52]" office:value-type="date" office:date-value="2013-09-28">
            <text:p>sáb</text:p>
          </table:table-cell>
        </table:table-row>
        <table:table-row table:style-name="ro1">
          <table:table-cell table:formula="of:=[.A52]+1" office:value-type="date" office:date-value="2013-09-29">
            <text:p>29/09/13</text:p>
          </table:table-cell>
          <table:table-cell table:formula="of:=[.A53]" office:value-type="date" office:date-value="2013-09-29">
            <text:p>dom</text:p>
          </table:table-cell>
        </table:table-row>
        <table:table-row table:style-name="ro1">
          <table:table-cell table:formula="of:=[.A53]+1" office:value-type="date" office:date-value="2013-09-30">
            <text:p>30/09/13</text:p>
          </table:table-cell>
          <table:table-cell table:formula="of:=[.A54]" office:value-type="date" office:date-value="2013-09-30">
            <text:p>lun</text:p>
          </table:table-cell>
        </table:table-row>
        <table:table-row table:style-name="ro1">
          <table:table-cell table:formula="of:=[.A54]+1" office:value-type="date" office:date-value="2013-10-01">
            <text:p>01/10/13</text:p>
          </table:table-cell>
          <table:table-cell table:formula="of:=[.A55]" office:value-type="date" office:date-value="2013-10-01">
            <text:p>mar</text:p>
          </table:table-cell>
        </table:table-row>
        <table:table-row table:style-name="ro1">
          <table:table-cell table:formula="of:=[.A55]+1" office:value-type="date" office:date-value="2013-10-02">
            <text:p>02/10/13</text:p>
          </table:table-cell>
          <table:table-cell table:formula="of:=[.A56]" office:value-type="date" office:date-value="2013-10-02">
            <text:p>mié</text:p>
          </table:table-cell>
        </table:table-row>
        <table:table-row table:style-name="ro1">
          <table:table-cell table:formula="of:=[.A56]+1" office:value-type="date" office:date-value="2013-10-03">
            <text:p>03/10/13</text:p>
          </table:table-cell>
          <table:table-cell table:formula="of:=[.A57]" office:value-type="date" office:date-value="2013-10-03">
            <text:p>jue</text:p>
          </table:table-cell>
        </table:table-row>
        <table:table-row table:style-name="ro1">
          <table:table-cell table:formula="of:=[.A57]+1" office:value-type="date" office:date-value="2013-10-04">
            <text:p>04/10/13</text:p>
          </table:table-cell>
          <table:table-cell table:formula="of:=[.A58]" office:value-type="date" office:date-value="2013-10-04">
            <text:p>vie</text:p>
          </table:table-cell>
        </table:table-row>
        <table:table-row table:style-name="ro1">
          <table:table-cell table:formula="of:=[.A58]+1" office:value-type="date" office:date-value="2013-10-05">
            <text:p>05/10/13</text:p>
          </table:table-cell>
          <table:table-cell table:formula="of:=[.A59]" office:value-type="date" office:date-value="2013-10-05">
            <text:p>sáb</text:p>
          </table:table-cell>
        </table:table-row>
        <table:table-row table:style-name="ro1">
          <table:table-cell table:formula="of:=[.A59]+1" office:value-type="date" office:date-value="2013-10-06">
            <text:p>06/10/13</text:p>
          </table:table-cell>
          <table:table-cell table:formula="of:=[.A60]" office:value-type="date" office:date-value="2013-10-06">
            <text:p>dom</text:p>
          </table:table-cell>
        </table:table-row>
        <table:table-row table:style-name="ro1">
          <table:table-cell table:formula="of:=[.A60]+1" office:value-type="date" office:date-value="2013-10-07">
            <text:p>07/10/13</text:p>
          </table:table-cell>
          <table:table-cell table:formula="of:=[.A61]" office:value-type="date" office:date-value="2013-10-07">
            <text:p>lun</text:p>
          </table:table-cell>
        </table:table-row>
        <table:table-row table:style-name="ro1">
          <table:table-cell table:formula="of:=[.A61]+1" office:value-type="date" office:date-value="2013-10-08">
            <text:p>08/10/13</text:p>
          </table:table-cell>
          <table:table-cell table:formula="of:=[.A62]" office:value-type="date" office:date-value="2013-10-08">
            <text:p>mar</text:p>
          </table:table-cell>
        </table:table-row>
        <table:table-row table:style-name="ro1">
          <table:table-cell table:formula="of:=[.A62]+1" office:value-type="date" office:date-value="2013-10-09">
            <text:p>09/10/13</text:p>
          </table:table-cell>
          <table:table-cell table:formula="of:=[.A63]" office:value-type="date" office:date-value="2013-10-09">
            <text:p>mié</text:p>
          </table:table-cell>
        </table:table-row>
        <table:table-row table:style-name="ro1">
          <table:table-cell table:formula="of:=[.A63]+1" office:value-type="date" office:date-value="2013-10-10">
            <text:p>10/10/13</text:p>
          </table:table-cell>
          <table:table-cell table:formula="of:=[.A64]" office:value-type="date" office:date-value="2013-10-10">
            <text:p>jue</text:p>
          </table:table-cell>
        </table:table-row>
        <table:table-row table:style-name="ro1">
          <table:table-cell table:formula="of:=[.A64]+1" office:value-type="date" office:date-value="2013-10-11">
            <text:p>11/10/13</text:p>
          </table:table-cell>
          <table:table-cell table:formula="of:=[.A65]" office:value-type="date" office:date-value="2013-10-11">
            <text:p>vie</text:p>
          </table:table-cell>
        </table:table-row>
        <table:table-row table:style-name="ro1">
          <table:table-cell table:formula="of:=[.A65]+1" office:value-type="date" office:date-value="2013-10-12">
            <text:p>12/10/13</text:p>
          </table:table-cell>
          <table:table-cell table:formula="of:=[.A66]" office:value-type="date" office:date-value="2013-10-12">
            <text:p>sáb</text:p>
          </table:table-cell>
        </table:table-row>
        <table:table-row table:style-name="ro1">
          <table:table-cell table:formula="of:=[.A66]+1" office:value-type="date" office:date-value="2013-10-13">
            <text:p>13/10/13</text:p>
          </table:table-cell>
          <table:table-cell table:formula="of:=[.A67]" office:value-type="date" office:date-value="2013-10-13">
            <text:p>dom</text:p>
          </table:table-cell>
        </table:table-row>
        <table:table-row table:style-name="ro1">
          <table:table-cell table:formula="of:=[.A67]+1" office:value-type="date" office:date-value="2013-10-14">
            <text:p>14/10/13</text:p>
          </table:table-cell>
          <table:table-cell table:formula="of:=[.A68]" office:value-type="date" office:date-value="2013-10-14">
            <text:p>lun</text:p>
          </table:table-cell>
        </table:table-row>
        <table:table-row table:style-name="ro1">
          <table:table-cell table:formula="of:=[.A68]+1" office:value-type="date" office:date-value="2013-10-15">
            <text:p>15/10/13</text:p>
          </table:table-cell>
          <table:table-cell table:formula="of:=[.A69]" office:value-type="date" office:date-value="2013-10-15">
            <text:p>mar</text:p>
          </table:table-cell>
        </table:table-row>
        <table:table-row table:style-name="ro1">
          <table:table-cell table:formula="of:=[.A69]+1" office:value-type="date" office:date-value="2013-10-16">
            <text:p>16/10/13</text:p>
          </table:table-cell>
          <table:table-cell table:formula="of:=[.A70]" office:value-type="date" office:date-value="2013-10-16">
            <text:p>mié</text:p>
          </table:table-cell>
        </table:table-row>
        <table:table-row table:style-name="ro1">
          <table:table-cell table:formula="of:=[.A70]+1" office:value-type="date" office:date-value="2013-10-17">
            <text:p>17/10/13</text:p>
          </table:table-cell>
          <table:table-cell table:formula="of:=[.A71]" office:value-type="date" office:date-value="2013-10-17">
            <text:p>jue</text:p>
          </table:table-cell>
        </table:table-row>
        <table:table-row table:style-name="ro1">
          <table:table-cell table:formula="of:=[.A71]+1" office:value-type="date" office:date-value="2013-10-18">
            <text:p>18/10/13</text:p>
          </table:table-cell>
          <table:table-cell table:formula="of:=[.A72]" office:value-type="date" office:date-value="2013-10-18">
            <text:p>vie</text:p>
          </table:table-cell>
        </table:table-row>
        <table:table-row table:style-name="ro1">
          <table:table-cell table:formula="of:=[.A72]+1" office:value-type="date" office:date-value="2013-10-19">
            <text:p>19/10/13</text:p>
          </table:table-cell>
          <table:table-cell table:formula="of:=[.A73]" office:value-type="date" office:date-value="2013-10-19">
            <text:p>sáb</text:p>
          </table:table-cell>
        </table:table-row>
        <table:table-row table:style-name="ro1">
          <table:table-cell table:formula="of:=[.A73]+1" office:value-type="date" office:date-value="2013-10-20">
            <text:p>20/10/13</text:p>
          </table:table-cell>
          <table:table-cell table:formula="of:=[.A74]" office:value-type="date" office:date-value="2013-10-20">
            <text:p>dom</text:p>
          </table:table-cell>
        </table:table-row>
        <table:table-row table:style-name="ro1">
          <table:table-cell table:formula="of:=[.A74]+1" office:value-type="date" office:date-value="2013-10-21">
            <text:p>21/10/13</text:p>
          </table:table-cell>
          <table:table-cell table:formula="of:=[.A75]" office:value-type="date" office:date-value="2013-10-21">
            <text:p>lun</text:p>
          </table:table-cell>
        </table:table-row>
        <table:table-row table:style-name="ro1">
          <table:table-cell table:formula="of:=[.A75]+1" office:value-type="date" office:date-value="2013-10-22">
            <text:p>22/10/13</text:p>
          </table:table-cell>
          <table:table-cell table:formula="of:=[.A76]" office:value-type="date" office:date-value="2013-10-22">
            <text:p>mar</text:p>
          </table:table-cell>
        </table:table-row>
        <table:table-row table:style-name="ro1">
          <table:table-cell table:formula="of:=[.A76]+1" office:value-type="date" office:date-value="2013-10-23">
            <text:p>23/10/13</text:p>
          </table:table-cell>
          <table:table-cell table:formula="of:=[.A77]" office:value-type="date" office:date-value="2013-10-23">
            <text:p>mié</text:p>
          </table:table-cell>
        </table:table-row>
        <table:table-row table:style-name="ro1">
          <table:table-cell table:formula="of:=[.A77]+1" office:value-type="date" office:date-value="2013-10-24">
            <text:p>24/10/13</text:p>
          </table:table-cell>
          <table:table-cell table:formula="of:=[.A78]" office:value-type="date" office:date-value="2013-10-24">
            <text:p>jue</text:p>
          </table:table-cell>
        </table:table-row>
        <table:table-row table:style-name="ro1">
          <table:table-cell table:formula="of:=[.A78]+1" office:value-type="date" office:date-value="2013-10-25">
            <text:p>25/10/13</text:p>
          </table:table-cell>
          <table:table-cell table:formula="of:=[.A79]" office:value-type="date" office:date-value="2013-10-25">
            <text:p>vie</text:p>
          </table:table-cell>
        </table:table-row>
        <table:table-row table:style-name="ro1">
          <table:table-cell table:formula="of:=[.A79]+1" office:value-type="date" office:date-value="2013-10-26">
            <text:p>26/10/13</text:p>
          </table:table-cell>
          <table:table-cell table:formula="of:=[.A80]" office:value-type="date" office:date-value="2013-10-26">
            <text:p>sáb</text:p>
          </table:table-cell>
        </table:table-row>
        <table:table-row table:style-name="ro1">
          <table:table-cell table:formula="of:=[.A80]+1" office:value-type="date" office:date-value="2013-10-27">
            <text:p>27/10/13</text:p>
          </table:table-cell>
          <table:table-cell table:formula="of:=[.A81]" office:value-type="date" office:date-value="2013-10-27">
            <text:p>dom</text:p>
          </table:table-cell>
        </table:table-row>
        <table:table-row table:style-name="ro1">
          <table:table-cell table:formula="of:=[.A81]+1" office:value-type="date" office:date-value="2013-10-28">
            <text:p>28/10/13</text:p>
          </table:table-cell>
          <table:table-cell table:formula="of:=[.A82]" office:value-type="date" office:date-value="2013-10-28">
            <text:p>lun</text:p>
          </table:table-cell>
        </table:table-row>
        <table:table-row table:style-name="ro1">
          <table:table-cell table:formula="of:=[.A82]+1" office:value-type="date" office:date-value="2013-10-29">
            <text:p>29/10/13</text:p>
          </table:table-cell>
          <table:table-cell table:formula="of:=[.A83]" office:value-type="date" office:date-value="2013-10-29">
            <text:p>mar</text:p>
          </table:table-cell>
        </table:table-row>
        <table:table-row table:style-name="ro1">
          <table:table-cell table:formula="of:=[.A83]+1" office:value-type="date" office:date-value="2013-10-30">
            <text:p>30/10/13</text:p>
          </table:table-cell>
          <table:table-cell table:formula="of:=[.A84]" office:value-type="date" office:date-value="2013-10-30">
            <text:p>mié</text:p>
          </table:table-cell>
        </table:table-row>
        <table:table-row table:style-name="ro1">
          <table:table-cell table:formula="of:=[.A84]+1" office:value-type="date" office:date-value="2013-10-31">
            <text:p>31/10/13</text:p>
          </table:table-cell>
          <table:table-cell table:formula="of:=[.A85]" office:value-type="date" office:date-value="2013-10-31">
            <text:p>jue</text:p>
          </table:table-cell>
        </table:table-row>
        <table:table-row table:style-name="ro1">
          <table:table-cell table:formula="of:=[.A85]+1" office:value-type="date" office:date-value="2013-11-01">
            <text:p>01/11/13</text:p>
          </table:table-cell>
          <table:table-cell table:formula="of:=[.A86]" office:value-type="date" office:date-value="2013-11-01">
            <text:p>vie</text:p>
          </table:table-cell>
        </table:table-row>
        <table:table-row table:style-name="ro1">
          <table:table-cell table:formula="of:=[.A86]+1" office:value-type="date" office:date-value="2013-11-02">
            <text:p>02/11/13</text:p>
          </table:table-cell>
          <table:table-cell table:formula="of:=[.A87]" office:value-type="date" office:date-value="2013-11-02">
            <text:p>sáb</text:p>
          </table:table-cell>
        </table:table-row>
        <table:table-row table:style-name="ro1">
          <table:table-cell table:formula="of:=[.A87]+1" office:value-type="date" office:date-value="2013-11-03">
            <text:p>03/11/13</text:p>
          </table:table-cell>
          <table:table-cell table:formula="of:=[.A88]" office:value-type="date" office:date-value="2013-11-03">
            <text:p>dom</text:p>
          </table:table-cell>
        </table:table-row>
        <table:table-row table:style-name="ro1">
          <table:table-cell table:formula="of:=[.A88]+1" office:value-type="date" office:date-value="2013-11-04">
            <text:p>04/11/13</text:p>
          </table:table-cell>
          <table:table-cell table:formula="of:=[.A89]" office:value-type="date" office:date-value="2013-11-04">
            <text:p>lun</text:p>
          </table:table-cell>
        </table:table-row>
        <table:table-row table:style-name="ro1">
          <table:table-cell table:formula="of:=[.A89]+1" office:value-type="date" office:date-value="2013-11-05">
            <text:p>05/11/13</text:p>
          </table:table-cell>
          <table:table-cell table:formula="of:=[.A90]" office:value-type="date" office:date-value="2013-11-05">
            <text:p>mar</text:p>
          </table:table-cell>
        </table:table-row>
        <table:table-row table:style-name="ro1">
          <table:table-cell table:formula="of:=[.A90]+1" office:value-type="date" office:date-value="2013-11-06">
            <text:p>06/11/13</text:p>
          </table:table-cell>
          <table:table-cell table:formula="of:=[.A91]" office:value-type="date" office:date-value="2013-11-06">
            <text:p>mié</text:p>
          </table:table-cell>
        </table:table-row>
        <table:table-row table:style-name="ro1">
          <table:table-cell table:formula="of:=[.A91]+1" office:value-type="date" office:date-value="2013-11-07">
            <text:p>07/11/13</text:p>
          </table:table-cell>
          <table:table-cell table:formula="of:=[.A92]" office:value-type="date" office:date-value="2013-11-07">
            <text:p>jue</text:p>
          </table:table-cell>
        </table:table-row>
        <table:table-row table:style-name="ro1">
          <table:table-cell table:formula="of:=[.A92]+1" office:value-type="date" office:date-value="2013-11-08">
            <text:p>08/11/13</text:p>
          </table:table-cell>
          <table:table-cell table:formula="of:=[.A93]" office:value-type="date" office:date-value="2013-11-08">
            <text:p>vie</text:p>
          </table:table-cell>
        </table:table-row>
        <table:table-row table:style-name="ro1">
          <table:table-cell table:formula="of:=[.A93]+1" office:value-type="date" office:date-value="2013-11-09">
            <text:p>09/11/13</text:p>
          </table:table-cell>
          <table:table-cell table:formula="of:=[.A94]" office:value-type="date" office:date-value="2013-11-09">
            <text:p>sáb</text:p>
          </table:table-cell>
        </table:table-row>
        <table:table-row table:style-name="ro1">
          <table:table-cell table:formula="of:=[.A94]+1" office:value-type="date" office:date-value="2013-11-10">
            <text:p>10/11/13</text:p>
          </table:table-cell>
          <table:table-cell table:formula="of:=[.A95]" office:value-type="date" office:date-value="2013-11-10">
            <text:p>dom</text:p>
          </table:table-cell>
        </table:table-row>
        <table:table-row table:style-name="ro1">
          <table:table-cell table:formula="of:=[.A95]+1" office:value-type="date" office:date-value="2013-11-11">
            <text:p>11/11/13</text:p>
          </table:table-cell>
          <table:table-cell table:formula="of:=[.A96]" office:value-type="date" office:date-value="2013-11-11">
            <text:p>lun</text:p>
          </table:table-cell>
        </table:table-row>
        <table:table-row table:style-name="ro1">
          <table:table-cell table:formula="of:=[.A96]+1" office:value-type="date" office:date-value="2013-11-12">
            <text:p>12/11/13</text:p>
          </table:table-cell>
          <table:table-cell table:formula="of:=[.A97]" office:value-type="date" office:date-value="2013-11-12">
            <text:p>mar</text:p>
          </table:table-cell>
        </table:table-row>
        <table:table-row table:style-name="ro1">
          <table:table-cell table:formula="of:=[.A97]+1" office:value-type="date" office:date-value="2013-11-13">
            <text:p>13/11/13</text:p>
          </table:table-cell>
          <table:table-cell table:formula="of:=[.A98]" office:value-type="date" office:date-value="2013-11-13">
            <text:p>mié</text:p>
          </table:table-cell>
        </table:table-row>
        <table:table-row table:style-name="ro1">
          <table:table-cell table:formula="of:=[.A98]+1" office:value-type="date" office:date-value="2013-11-14">
            <text:p>14/11/13</text:p>
          </table:table-cell>
          <table:table-cell table:formula="of:=[.A99]" office:value-type="date" office:date-value="2013-11-14">
            <text:p>jue</text:p>
          </table:table-cell>
        </table:table-row>
        <table:table-row table:style-name="ro1">
          <table:table-cell table:formula="of:=[.A99]+1" office:value-type="date" office:date-value="2013-11-15">
            <text:p>15/11/13</text:p>
          </table:table-cell>
          <table:table-cell table:formula="of:=[.A100]" office:value-type="date" office:date-value="2013-11-15">
            <text:p>vie</text:p>
          </table:table-cell>
        </table:table-row>
        <table:table-row table:style-name="ro1">
          <table:table-cell table:formula="of:=[.A100]+1" office:value-type="date" office:date-value="2013-11-16">
            <text:p>16/11/13</text:p>
          </table:table-cell>
          <table:table-cell table:formula="of:=[.A101]" office:value-type="date" office:date-value="2013-11-16">
            <text:p>sáb</text:p>
          </table:table-cell>
        </table:table-row>
        <table:table-row table:style-name="ro1">
          <table:table-cell table:formula="of:=[.A101]+1" office:value-type="date" office:date-value="2013-11-17">
            <text:p>17/11/13</text:p>
          </table:table-cell>
          <table:table-cell table:formula="of:=[.A102]" office:value-type="date" office:date-value="2013-11-17">
            <text:p>dom</text:p>
          </table:table-cell>
        </table:table-row>
        <table:table-row table:style-name="ro1">
          <table:table-cell table:formula="of:=[.A102]+1" office:value-type="date" office:date-value="2013-11-18">
            <text:p>18/11/13</text:p>
          </table:table-cell>
          <table:table-cell table:formula="of:=[.A103]" office:value-type="date" office:date-value="2013-11-18">
            <text:p>lun</text:p>
          </table:table-cell>
        </table:table-row>
        <table:table-row table:style-name="ro1">
          <table:table-cell table:formula="of:=[.A103]+1" office:value-type="date" office:date-value="2013-11-19">
            <text:p>19/11/13</text:p>
          </table:table-cell>
          <table:table-cell table:formula="of:=[.A104]" office:value-type="date" office:date-value="2013-11-19">
            <text:p>mar</text:p>
          </table:table-cell>
        </table:table-row>
        <table:table-row table:style-name="ro1">
          <table:table-cell table:formula="of:=[.A104]+1" office:value-type="date" office:date-value="2013-11-20">
            <text:p>20/11/13</text:p>
          </table:table-cell>
          <table:table-cell table:formula="of:=[.A105]" office:value-type="date" office:date-value="2013-11-20">
            <text:p>mié</text:p>
          </table:table-cell>
        </table:table-row>
        <table:table-row table:style-name="ro1">
          <table:table-cell table:formula="of:=[.A105]+1" office:value-type="date" office:date-value="2013-11-21">
            <text:p>21/11/13</text:p>
          </table:table-cell>
          <table:table-cell table:formula="of:=[.A106]" office:value-type="date" office:date-value="2013-11-21">
            <text:p>jue</text:p>
          </table:table-cell>
        </table:table-row>
        <table:table-row table:style-name="ro1">
          <table:table-cell table:formula="of:=[.A106]+1" office:value-type="date" office:date-value="2013-11-22">
            <text:p>22/11/13</text:p>
          </table:table-cell>
          <table:table-cell table:formula="of:=[.A107]" office:value-type="date" office:date-value="2013-11-22">
            <text:p>vie</text:p>
          </table:table-cell>
        </table:table-row>
        <table:table-row table:style-name="ro1">
          <table:table-cell table:formula="of:=[.A107]+1" office:value-type="date" office:date-value="2013-11-23">
            <text:p>23/11/13</text:p>
          </table:table-cell>
          <table:table-cell table:formula="of:=[.A108]" office:value-type="date" office:date-value="2013-11-23">
            <text:p>sáb</text:p>
          </table:table-cell>
        </table:table-row>
        <table:table-row table:style-name="ro1">
          <table:table-cell table:formula="of:=[.A108]+1" office:value-type="date" office:date-value="2013-11-24">
            <text:p>24/11/13</text:p>
          </table:table-cell>
          <table:table-cell table:formula="of:=[.A109]" office:value-type="date" office:date-value="2013-11-24">
            <text:p>dom</text:p>
          </table:table-cell>
        </table:table-row>
        <table:table-row table:style-name="ro1">
          <table:table-cell table:formula="of:=[.A109]+1" office:value-type="date" office:date-value="2013-11-25">
            <text:p>25/11/13</text:p>
          </table:table-cell>
          <table:table-cell table:formula="of:=[.A110]" office:value-type="date" office:date-value="2013-11-25">
            <text:p>lun</text:p>
          </table:table-cell>
        </table:table-row>
        <table:table-row table:style-name="ro1">
          <table:table-cell table:formula="of:=[.A110]+1" office:value-type="date" office:date-value="2013-11-26">
            <text:p>26/11/13</text:p>
          </table:table-cell>
          <table:table-cell table:formula="of:=[.A111]" office:value-type="date" office:date-value="2013-11-26">
            <text:p>mar</text:p>
          </table:table-cell>
        </table:table-row>
        <table:table-row table:style-name="ro1">
          <table:table-cell table:formula="of:=[.A111]+1" office:value-type="date" office:date-value="2013-11-27">
            <text:p>27/11/13</text:p>
          </table:table-cell>
          <table:table-cell table:formula="of:=[.A112]" office:value-type="date" office:date-value="2013-11-27">
            <text:p>mié</text:p>
          </table:table-cell>
        </table:table-row>
        <table:table-row table:style-name="ro1">
          <table:table-cell table:formula="of:=[.A112]+1" office:value-type="date" office:date-value="2013-11-28">
            <text:p>28/11/13</text:p>
          </table:table-cell>
          <table:table-cell table:formula="of:=[.A113]" office:value-type="date" office:date-value="2013-11-28">
            <text:p>jue</text:p>
          </table:table-cell>
        </table:table-row>
        <table:table-row table:style-name="ro1">
          <table:table-cell table:formula="of:=[.A113]+1" office:value-type="date" office:date-value="2013-11-29">
            <text:p>29/11/13</text:p>
          </table:table-cell>
          <table:table-cell table:formula="of:=[.A114]" office:value-type="date" office:date-value="2013-11-29">
            <text:p>vie</text:p>
          </table:table-cell>
        </table:table-row>
        <table:table-row table:style-name="ro1">
          <table:table-cell table:formula="of:=[.A114]+1" office:value-type="date" office:date-value="2013-11-30">
            <text:p>30/11/13</text:p>
          </table:table-cell>
          <table:table-cell table:formula="of:=[.A115]" office:value-type="date" office:date-value="2013-11-30">
            <text:p>sáb</text:p>
          </table:table-cell>
        </table:table-row>
        <table:table-row table:style-name="ro1">
          <table:table-cell table:formula="of:=[.A115]+1" office:value-type="date" office:date-value="2013-12-01">
            <text:p>01/12/13</text:p>
          </table:table-cell>
          <table:table-cell table:formula="of:=[.A116]" office:value-type="date" office:date-value="2013-12-01">
            <text:p>dom</text:p>
          </table:table-cell>
        </table:table-row>
        <table:table-row table:style-name="ro1">
          <table:table-cell table:formula="of:=[.A116]+1" office:value-type="date" office:date-value="2013-12-02">
            <text:p>02/12/13</text:p>
          </table:table-cell>
          <table:table-cell table:formula="of:=[.A117]" office:value-type="date" office:date-value="2013-12-02">
            <text:p>lun</text:p>
          </table:table-cell>
        </table:table-row>
        <table:table-row table:style-name="ro1">
          <table:table-cell table:formula="of:=[.A117]+1" office:value-type="date" office:date-value="2013-12-03">
            <text:p>03/12/13</text:p>
          </table:table-cell>
          <table:table-cell table:formula="of:=[.A118]" office:value-type="date" office:date-value="2013-12-03">
            <text:p>mar</text:p>
          </table:table-cell>
        </table:table-row>
        <table:table-row table:style-name="ro1">
          <table:table-cell table:formula="of:=[.A118]+1" office:value-type="date" office:date-value="2013-12-04">
            <text:p>04/12/13</text:p>
          </table:table-cell>
          <table:table-cell table:formula="of:=[.A119]" office:value-type="date" office:date-value="2013-12-04">
            <text:p>mié</text:p>
          </table:table-cell>
        </table:table-row>
        <table:table-row table:style-name="ro1">
          <table:table-cell table:formula="of:=[.A119]+1" office:value-type="date" office:date-value="2013-12-05">
            <text:p>05/12/13</text:p>
          </table:table-cell>
          <table:table-cell table:formula="of:=[.A120]" office:value-type="date" office:date-value="2013-12-05">
            <text:p>jue</text:p>
          </table:table-cell>
        </table:table-row>
        <table:table-row table:style-name="ro1">
          <table:table-cell table:formula="of:=[.A120]+1" office:value-type="date" office:date-value="2013-12-06">
            <text:p>06/12/13</text:p>
          </table:table-cell>
          <table:table-cell table:formula="of:=[.A121]" office:value-type="date" office:date-value="2013-12-06">
            <text:p>vie</text:p>
          </table:table-cell>
        </table:table-row>
        <table:table-row table:style-name="ro1">
          <table:table-cell table:formula="of:=[.A121]+1" office:value-type="date" office:date-value="2013-12-07">
            <text:p>07/12/13</text:p>
          </table:table-cell>
          <table:table-cell table:formula="of:=[.A122]" office:value-type="date" office:date-value="2013-12-07">
            <text:p>sáb</text:p>
          </table:table-cell>
        </table:table-row>
        <table:table-row table:style-name="ro1">
          <table:table-cell table:formula="of:=[.A122]+1" office:value-type="date" office:date-value="2013-12-08">
            <text:p>08/12/13</text:p>
          </table:table-cell>
          <table:table-cell table:formula="of:=[.A123]" office:value-type="date" office:date-value="2013-12-08">
            <text:p>dom</text:p>
          </table:table-cell>
        </table:table-row>
        <table:table-row table:style-name="ro1">
          <table:table-cell table:formula="of:=[.A123]+1" office:value-type="date" office:date-value="2013-12-09">
            <text:p>09/12/13</text:p>
          </table:table-cell>
          <table:table-cell table:formula="of:=[.A124]" office:value-type="date" office:date-value="2013-12-09">
            <text:p>lun</text:p>
          </table:table-cell>
        </table:table-row>
        <table:table-row table:style-name="ro1">
          <table:table-cell table:formula="of:=[.A124]+1" office:value-type="date" office:date-value="2013-12-10">
            <text:p>10/12/13</text:p>
          </table:table-cell>
          <table:table-cell table:formula="of:=[.A125]" office:value-type="date" office:date-value="2013-12-10">
            <text:p>mar</text:p>
          </table:table-cell>
        </table:table-row>
        <table:table-row table:style-name="ro1">
          <table:table-cell table:formula="of:=[.A125]+1" office:value-type="date" office:date-value="2013-12-11">
            <text:p>11/12/13</text:p>
          </table:table-cell>
          <table:table-cell table:formula="of:=[.A126]" office:value-type="date" office:date-value="2013-12-11">
            <text:p>mié</text:p>
          </table:table-cell>
        </table:table-row>
        <table:table-row table:style-name="ro1">
          <table:table-cell table:formula="of:=[.A126]+1" office:value-type="date" office:date-value="2013-12-12">
            <text:p>12/12/13</text:p>
          </table:table-cell>
          <table:table-cell table:formula="of:=[.A127]" office:value-type="date" office:date-value="2013-12-12">
            <text:p>jue</text:p>
          </table:table-cell>
        </table:table-row>
        <table:table-row table:style-name="ro1">
          <table:table-cell table:formula="of:=[.A127]+1" office:value-type="date" office:date-value="2013-12-13">
            <text:p>13/12/13</text:p>
          </table:table-cell>
          <table:table-cell table:formula="of:=[.A128]" office:value-type="date" office:date-value="2013-12-13">
            <text:p>vie</text:p>
          </table:table-cell>
        </table:table-row>
        <table:table-row table:style-name="ro1">
          <table:table-cell table:formula="of:=[.A128]+1" office:value-type="date" office:date-value="2013-12-14">
            <text:p>14/12/13</text:p>
          </table:table-cell>
          <table:table-cell table:formula="of:=[.A129]" office:value-type="date" office:date-value="2013-12-14">
            <text:p>sáb</text:p>
          </table:table-cell>
        </table:table-row>
        <table:table-row table:style-name="ro1">
          <table:table-cell table:formula="of:=[.A129]+1" office:value-type="date" office:date-value="2013-12-15">
            <text:p>15/12/13</text:p>
          </table:table-cell>
          <table:table-cell table:formula="of:=[.A130]" office:value-type="date" office:date-value="2013-12-15">
            <text:p>dom</text:p>
          </table:table-cell>
        </table:table-row>
        <table:table-row table:style-name="ro1">
          <table:table-cell table:formula="of:=[.A130]+1" office:value-type="date" office:date-value="2013-12-16">
            <text:p>16/12/13</text:p>
          </table:table-cell>
          <table:table-cell table:formula="of:=[.A131]" office:value-type="date" office:date-value="2013-12-16">
            <text:p>lun</text:p>
          </table:table-cell>
        </table:table-row>
        <table:table-row table:style-name="ro1">
          <table:table-cell table:formula="of:=[.A131]+1" office:value-type="date" office:date-value="2013-12-17">
            <text:p>17/12/13</text:p>
          </table:table-cell>
          <table:table-cell table:formula="of:=[.A132]" office:value-type="date" office:date-value="2013-12-17">
            <text:p>mar</text:p>
          </table:table-cell>
        </table:table-row>
        <table:table-row table:style-name="ro1">
          <table:table-cell table:formula="of:=[.A132]+1" office:value-type="date" office:date-value="2013-12-18">
            <text:p>18/12/13</text:p>
          </table:table-cell>
          <table:table-cell table:formula="of:=[.A133]" office:value-type="date" office:date-value="2013-12-18">
            <text:p>mié</text:p>
          </table:table-cell>
        </table:table-row>
        <table:table-row table:style-name="ro1">
          <table:table-cell table:formula="of:=[.A133]+1" office:value-type="date" office:date-value="2013-12-19">
            <text:p>19/12/13</text:p>
          </table:table-cell>
          <table:table-cell table:formula="of:=[.A134]" office:value-type="date" office:date-value="2013-12-19">
            <text:p>jue</text:p>
          </table:table-cell>
        </table:table-row>
        <table:table-row table:style-name="ro1">
          <table:table-cell table:formula="of:=[.A134]+1" office:value-type="date" office:date-value="2013-12-20">
            <text:p>20/12/13</text:p>
          </table:table-cell>
          <table:table-cell table:formula="of:=[.A135]" office:value-type="date" office:date-value="2013-12-20">
            <text:p>vie</text:p>
          </table:table-cell>
        </table:table-row>
        <table:table-row table:style-name="ro1">
          <table:table-cell table:formula="of:=[.A135]+1" office:value-type="date" office:date-value="2013-12-21">
            <text:p>21/12/13</text:p>
          </table:table-cell>
          <table:table-cell table:formula="of:=[.A136]" office:value-type="date" office:date-value="2013-12-21">
            <text:p>sáb</text:p>
          </table:table-cell>
        </table:table-row>
        <table:table-row table:style-name="ro1">
          <table:table-cell table:formula="of:=[.A136]+1" office:value-type="date" office:date-value="2013-12-22">
            <text:p>22/12/13</text:p>
          </table:table-cell>
          <table:table-cell table:formula="of:=[.A137]" office:value-type="date" office:date-value="2013-12-22">
            <text:p>dom</text:p>
          </table:table-cell>
        </table:table-row>
        <table:table-row table:style-name="ro1">
          <table:table-cell table:formula="of:=[.A137]+1" office:value-type="date" office:date-value="2013-12-23">
            <text:p>23/12/13</text:p>
          </table:table-cell>
          <table:table-cell table:formula="of:=[.A138]" office:value-type="date" office:date-value="2013-12-23">
            <text:p>lun</text:p>
          </table:table-cell>
        </table:table-row>
        <table:table-row table:style-name="ro1">
          <table:table-cell table:formula="of:=[.A138]+1" office:value-type="date" office:date-value="2013-12-24">
            <text:p>24/12/13</text:p>
          </table:table-cell>
          <table:table-cell table:formula="of:=[.A139]" office:value-type="date" office:date-value="2013-12-24">
            <text:p>mar</text:p>
          </table:table-cell>
        </table:table-row>
        <table:table-row table:style-name="ro1">
          <table:table-cell table:formula="of:=[.A139]+1" office:value-type="date" office:date-value="2013-12-25">
            <text:p>25/12/13</text:p>
          </table:table-cell>
          <table:table-cell table:formula="of:=[.A140]" office:value-type="date" office:date-value="2013-12-25">
            <text:p>mié</text:p>
          </table:table-cell>
        </table:table-row>
        <table:table-row table:style-name="ro1">
          <table:table-cell table:formula="of:=[.A140]+1" office:value-type="date" office:date-value="2013-12-26">
            <text:p>26/12/13</text:p>
          </table:table-cell>
          <table:table-cell table:formula="of:=[.A141]" office:value-type="date" office:date-value="2013-12-26">
            <text:p>jue</text:p>
          </table:table-cell>
        </table:table-row>
        <table:table-row table:style-name="ro1">
          <table:table-cell table:formula="of:=[.A141]+1" office:value-type="date" office:date-value="2013-12-27">
            <text:p>27/12/13</text:p>
          </table:table-cell>
          <table:table-cell table:formula="of:=[.A142]" office:value-type="date" office:date-value="2013-12-27">
            <text:p>vie</text:p>
          </table:table-cell>
        </table:table-row>
        <table:table-row table:style-name="ro1">
          <table:table-cell table:formula="of:=[.A142]+1" office:value-type="date" office:date-value="2013-12-28">
            <text:p>28/12/13</text:p>
          </table:table-cell>
          <table:table-cell table:formula="of:=[.A143]" office:value-type="date" office:date-value="2013-12-28">
            <text:p>sáb</text:p>
          </table:table-cell>
        </table:table-row>
        <table:table-row table:style-name="ro1">
          <table:table-cell table:formula="of:=[.A143]+1" office:value-type="date" office:date-value="2013-12-29">
            <text:p>29/12/13</text:p>
          </table:table-cell>
          <table:table-cell table:formula="of:=[.A144]" office:value-type="date" office:date-value="2013-12-29">
            <text:p>dom</text:p>
          </table:table-cell>
        </table:table-row>
        <table:table-row table:style-name="ro1">
          <table:table-cell table:formula="of:=[.A144]+1" office:value-type="date" office:date-value="2013-12-30">
            <text:p>30/12/13</text:p>
          </table:table-cell>
          <table:table-cell table:formula="of:=[.A145]" office:value-type="date" office:date-value="2013-12-30">
            <text:p>lun</text:p>
          </table:table-cell>
        </table:table-row>
        <table:table-row table:style-name="ro1">
          <table:table-cell table:formula="of:=[.A145]+1" office:value-type="date" office:date-value="2013-12-31">
            <text:p>31/12/13</text:p>
          </table:table-cell>
          <table:table-cell table:formula="of:=[.A146]" office:value-type="date" office:date-value="2013-12-31">
            <text:p>mar</text:p>
          </table:table-cell>
        </table:table-row>
        <table:table-row table:style-name="ro1" table:number-rows-repeated="3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date-style style:name="N106">
      <number:day-of-week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9">00/00/0000</text:date>, <text:time style:data-style-name="N2" text:time-value="0000-00-00T07:10:09.7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3.6$Windows_x86 LibreOffice_project/58f22d5-270d05a-e2abed1-ea17a85-9b5702</meta:generator>
    <dc:date>2013-08-09T07:22:11.53</dc:date>
    <meta:document-statistic meta:table-count="3" meta:cell-count="292" meta:object-count="0"/>
    <meta:user-defined meta:name="Info 1"/>
    <meta:user-defined meta:name="Info 2"/>
    <meta:user-defined meta:name="Info 3"/>
    <meta:user-defined meta:name="Info 4"/>
  </office:meta>
</office:document-meta>
</file>